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28pt" style:font-name-asian="標楷體2" style:font-size-asian="28pt" style:font-size-complex="28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太極語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5</text:span><text:span text:style-name="T2">年</text:span><text:span text:style-name="T2">12</text:span><text:span text:style-name="T2">月</text:span><text:span text:style-name="T2">12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源起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是個程式人，研究自然語言處理超過十年了。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一直在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機器翻譯，為甚麼這麼難？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程式怎麼寫，就是翻不好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了解決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決定自己發明語言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語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必須要很容易做機器翻譯</text:p>
              </text:list-item>
              <text:list-item>
                <text:p>翻譯的結果也很容易懂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我想到古文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古文的語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看起來很難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對我來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古文的語法</text:p>
              </text:list-item>
              <text:list-item>
                <text:p>其實並沒有那麼難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古文根本就沒有語法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怎麼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就怎麼想 </text:p>
              </text:list-item>
              <text:list-item>
                <text:p>那就對了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舉例而言</text:p>
          </draw:text-box>
        </draw:frame>
        <draw:frame presentation:style-name="pr4" draw:text-style-name="P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6"><text:span text:style-name="T4">你一定聽過北風與太陽的故事</text:span></text:p>
              </text:list-item>
              <text:list-item>
                <text:p text:style-name="P6"><text:span text:style-name="T4">假如我把它寫成古文，那就會變成『風與日』。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風與日</text:p>
          </draw:text-box>
        </draw:frame>
        <draw:frame presentation:style-name="pr6" draw:layer="layout" svg:width="25.199cm" svg:height="18.494cm" svg:x="1.4cm" svg:y="6.014cm" presentation:class="outline">
          <draw:text-box>
            <text:p>風日爭 旅人至 脫者勝</text:p>
            <text:p>風狂吹 人緊衣 風敗</text:p>
            <text:p>日暖照 人脫衣 日勝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把上述的『風與日』故事</text:p>
              </text:list-item>
              <text:list-item>
                <text:p>翻譯成英文，那就會變成</text:p>
                <text:list>
                  <text:list-item>
                    <text:p>Wind and sun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nd and Sun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p text:style-name="P7"><text:span text:style-name="T5">Wind sun compete. Travler come. Takeoff win.</text:span></text:p>
            <text:p text:style-name="P7"><text:span text:style-name="T5">Wind wildly blow. People tight cloth. Wind fail.</text:span></text:p>
            <text:p text:style-name="P7"><text:span text:style-name="T5">Sun warmly shine. People takeoff cloth. Sun win.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讓我們仔細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中英對照版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6"><text:span text:style-name="T4">風與日</text:span><text:span text:style-name="T4">(Wind and Sun)</text:span>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p text:style-name="P8"><text:span text:style-name="T6">風 <text:s text:c="2"/>日 <text:s/>爭 <text:s text:c="6"/>旅人 <text:s text:c="3"/>至 </text:span><text:span text:style-name="T6"><text:s text:c="11"/>脫者 <text:s text:c="3"/>勝</text:span></text:p>
            <text:p text:style-name="P8"><text:span text:style-name="T6">Wind sun compete. Travler come. <text:s text:c="8"/>Takeoff win.</text:span></text:p>
            <text:p text:style-name="P8"><text:span text:style-name="T6">瘋 <text:s text:c="2"/>狂 <text:s text:c="4"/>吹</text:span><text:span text:style-name="T6"> <text:s text:c="3"/>人 <text:s text:c="4"/>緊 <text:s text:c="3"/>衣</text:span><text:span text:style-name="T6"> <text:s text:c="6"/>風 <text:s text:c="2"/>敗</text:span></text:p>
            <text:p text:style-name="P8"><text:span text:style-name="T6">Wind wildly blow. People tight cloth. <text:s text:c="2"/>Wind fail.</text:span></text:p>
            <text:p text:style-name="P8"><text:span text:style-name="T6">日 <text:s/>暖 <text:s text:c="4"/>照</text:span><text:span text:style-name="T6"> <text:s text:c="4"/>人 <text:s text:c="4"/>脫 <text:s text:c="5"/>衣 </text:span><text:span text:style-name="T6"><text:s text:c="4"/>日 <text:s/>勝</text:span></text:p>
            <text:p text:style-name="P8"><text:span text:style-name="T6">Sun warmly shine. People takeoff cloth. Sun win.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上述的中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我們來說，應該不難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只看英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應該也看得懂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外看得懂嗎？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得做做實驗，進一步驗證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老外看得懂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 text:style-name="P6"><text:span text:style-name="T4">那我們就可以寫這種古式中文</text:span></text:p>
              </text:list-item>
              <text:list-item>
                <text:p text:style-name="P6"><text:span text:style-name="T4">然後用程式翻譯成英文</text:span><text:span text:style-name="T4"><text:line-break/></text:span><text:span text:style-name="T4">給老外看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讓老外學學這種寫法</text:p>
              </text:list-item>
              <text:list-item>
                <text:p>然後用電腦將他們寫的文章<text:line-break/>翻譯成古式中文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和老外，不就可以溝通了嗎？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7">雖然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8">電腦沒辦法真的瞭解這些文章</text:span></text:p>
              </text:list-item>
              <text:list-item>
                <text:p text:style-name="P10"><text:span text:style-name="T8">但卻可以很容易的做字面翻譯</text:span></text:p>
              </text:list-item>
              <text:list-item>
                <text:p text:style-name="P10"><text:span text:style-name="T8">甚至稍微挑選一下用詞</text:span></text:p>
              </text:list-item>
              <text:list-item>
                <text:p text:style-name="P10"><text:span text:style-name="T8">於是機器翻譯就做完了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不用學英文</text:p>
              </text:list-item>
              <text:list-item>
                <text:p>老外也不用學中文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只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安裝一個中介軟體</text:p>
              </text:list-item>
              <text:list-item>
                <text:p>就可以和老外輕易的用這種語文聊天了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至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 text:style-name="P6"><text:span text:style-name="T4">如果加上語音辨識與合成</text:span></text:p>
              </text:list-item>
              <text:list-item>
                <text:p text:style-name="P6"><text:span text:style-name="T4">把翻譯內建在麥克風和耳機內</text:span></text:p>
              </text:list-item>
              <text:list-item>
                <text:p text:style-name="P6"><text:span text:style-name="T4">我們就可以用聲音聊天了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十幾年來一直想要做的</text:p>
                <text:list>
                  <text:list-item>
                    <text:p>機器翻譯</text:p>
                  </text:list-item>
                </text:list>
              </text:list-item>
              <text:list-item>
                <text:p>目標就達成了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根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上述的這種想法</text:p>
              </text:list-item>
              <text:list-item>
                <text:p>我發明了『太極語』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的語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非常的簡單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法</text:p>
          </draw:text-box>
        </draw:frame>
        <draw:frame presentation:style-name="pr4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8">T = W+</text:span></text:p>
              </text:list-item>
              <text:list-item>
                <text:p text:style-name="P10"><text:span text:style-name="T8">W = a+ | s</text:span></text:p>
              </text:list-item>
              <text:list-item>
                <text:p text:style-name="P10"><text:span text:style-name="T8">a:</text:span><text:span text:style-name="T8">字母 </text:span></text:p>
              </text:list-item>
              <text:list-item>
                <text:p text:style-name="P10"><text:span text:style-name="T8">s:</text:span><text:span text:style-name="T8">符號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是熟悉 BNF 和Regular Expression 的程式人</text:p>
              </text:list-item>
              <text:list-item>
                <text:p>應該會很容易看懂上述語法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述的語法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 text:style-name="P6"><text:span text:style-name="T4">所說的只是</text:span><text:span text:style-name="T4"><text:line-break/></text:span><text:span text:style-name="T4">文章就是一堆字母與符號的序列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7">或者可以說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7">太極語基本上沒有語法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子有云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無用之用，乃為大用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人和機器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語法，就是最好的語法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寫得簡單</text:p>
              </text:list-item>
              <text:list-item>
                <text:p>他也看得懂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、就會是一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好的太極語文章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來寫一篇</text:p>
              </text:list-item>
              <text:list-item>
                <text:p>色情文學好了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色 文</text:p>
          </draw:text-box>
        </draw:frame>
        <draw:frame presentation:style-name="pr6" draw:text-style-name="P6" draw:layer="layout" svg:width="25.199cm" svg:height="18.494cm" svg:x="1.4cm" svg:y="6.014cm" presentation:class="outline" presentation:user-transformed="true">
          <draw:text-box>
            <text:p text:style-name="P6"><text:span text:style-name="T4">男女歡 女柔軟 男堅挺 </text:span></text:p>
            <text:p text:style-name="P6"><text:span text:style-name="T4">洨不出 女不孕 </text:span></text:p>
            <text:p text:style-name="P6"><text:span text:style-name="T4">何矣</text:span><text:span text:style-name="T4">? </text:span><text:span text:style-name="T4">套也！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x Text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p text:style-name="P11"><text:span text:style-name="T9">Man woman enjoy. Woman soft. Man hard. </text:span></text:p>
            <text:p text:style-name="P11"><text:span text:style-name="T9">Spermatozoon stopped. Woman no pragnent. </text:span></text:p>
            <text:p text:style-name="P11"><text:span text:style-name="T9">Why? Bagged!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7">色 文</text:span><text:span text:style-name="T7">(Sex Text)</text:span></text:p>
          </draw:text-box>
        </draw:frame>
        <draw:frame presentation:style-name="pr6" draw:text-style-name="P12" draw:layer="layout" svg:width="25.199cm" svg:height="18.494cm" svg:x="1.4cm" svg:y="6.014cm" presentation:class="outline" presentation:user-transformed="true">
          <draw:text-box>
            <text:p text:style-name="P12"><text:span text:style-name="T10">男 <text:s/>女 <text:s text:c="3"/>歡 <text:s text:c="4"/>女 <text:s text:c="3"/>柔軟 <text:s text:c="2"/>男 堅挺</text:span></text:p>
            <text:p text:style-name="P12"><text:span text:style-name="T10">Man woman enjoy. Woman soft. <text:s/>Man hard. </text:span></text:p>
            <text:p text:style-name="P12"><text:span text:style-name="T10">洨 <text:s text:c="10"/>不出 <text:s text:c="4"/>女 <text:s text:c="3"/>不 <text:s/>孕 </text:span></text:p>
            <text:p text:style-name="P12"><text:span text:style-name="T10">Spermatozoon stopped. Woman no pregnant . </text:span></text:p>
            <text:p text:style-name="P12"><text:span text:style-name="T10">何矣？ 套也！</text:span></text:p>
            <text:p text:style-name="P12"><text:span text:style-name="T10">Why? <text:s text:c="2"/>Bagged</text:span><text:span text:style-name="T10">！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學會太極語了嗎？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現在我要去寫<text:line-break/>--太極語翻譯系統了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可能會用太極語翻譯系統</text:p>
              </text:list-item>
              <text:list-item>
                <text:p>將道德經翻譯成太極英語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外會看得懂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2T07:55:11.440000000</dc:date>
    <meta:editing-duration>PT13H15M33S</meta:editing-duration>
    <meta:editing-cycles>113</meta:editing-cycles>
    <meta:generator>LibreOffice/4.4.1.2$Windows_x86 LibreOffice_project/45e2de17089c24a1fa810c8f975a7171ba4cd432</meta:generator>
    <meta:document-statistic meta:object-count="220"/>
  </office:meta>
</office:document-meta>
</file>